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<text:a xlink:href="http://www.heise.de/" xlink:type="simple">llo Wor</text:a>ld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display-name="Internet link" style:family="text" style:name="Internet_20_link">
      <style:text-properties fo:color="#c5000b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4-01-07T14:20:50.02</meta:creation-date>
    <dc:date>2018-04-06T23:27:30</dc:date>
    <dc:creator>Svante Schubert</dc:creator>
    <meta:editing-duration>PT0.041S</meta:editing-duration>
    <meta:editing-cycles>3</meta:editing-cycles>
    <meta:generator>StarOffice/8$Win32 OpenOffice.org_project/680m18$Build-9161</meta:generator>
    <meta:document-statistic meta:character-count="12" meta:image-count="0" meta:object-count="0" meta:page-count="1" meta:paragraph-count="1" meta:table-count="0" meta:word-count="2"/>
  </office:meta>
</office:document-meta>
</file>